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cf97c" officeooo:paragraph-rsid="000cf97c"/>
    </style:style>
    <style:style style:name="P2" style:family="paragraph" style:parent-style-name="Heading_20_1">
      <style:text-properties officeooo:rsid="000dbac2" officeooo:paragraph-rsid="000dbac2"/>
    </style:style>
    <style:style style:name="P3" style:family="paragraph" style:parent-style-name="Heading_20_1">
      <style:text-properties officeooo:rsid="000e04e4" officeooo:paragraph-rsid="000e04e4"/>
    </style:style>
    <style:style style:name="P4" style:family="paragraph" style:parent-style-name="Heading_20_2">
      <style:text-properties officeooo:rsid="000cf97c" officeooo:paragraph-rsid="000cf97c"/>
    </style:style>
    <style:style style:name="P5" style:family="paragraph" style:parent-style-name="Text_20_body" style:list-style-name="L2">
      <style:text-properties officeooo:rsid="000cf97c" officeooo:paragraph-rsid="000cf97c"/>
    </style:style>
    <style:style style:name="P6" style:family="paragraph" style:parent-style-name="Text_20_body" style:list-style-name="L3">
      <style:text-properties officeooo:rsid="000cf97c" officeooo:paragraph-rsid="000cf97c"/>
    </style:style>
    <style:style style:name="P7" style:family="paragraph" style:parent-style-name="Text_20_body" style:list-style-name="L4">
      <style:text-properties officeooo:rsid="000cf97c" officeooo:paragraph-rsid="000cf97c"/>
    </style:style>
    <style:style style:name="P8" style:family="paragraph" style:parent-style-name="Text_20_body">
      <style:text-properties officeooo:paragraph-rsid="000cf97c"/>
    </style:style>
    <style:style style:name="P9" style:family="paragraph" style:parent-style-name="Text_20_body" style:list-style-name="L3">
      <style:text-properties officeooo:paragraph-rsid="000cf97c"/>
    </style:style>
    <style:style style:name="P10" style:family="paragraph" style:parent-style-name="Text_20_body" style:list-style-name="L5">
      <style:text-properties officeooo:rsid="000dbac2" officeooo:paragraph-rsid="000dbac2"/>
    </style:style>
    <style:style style:name="P11" style:family="paragraph" style:parent-style-name="Text_20_body" style:list-style-name="L6">
      <style:text-properties officeooo:rsid="000defda" officeooo:paragraph-rsid="000defda"/>
    </style:style>
    <style:style style:name="P12" style:family="paragraph" style:parent-style-name="Text_20_body">
      <style:text-properties officeooo:rsid="000e04e4" officeooo:paragraph-rsid="000e04e4"/>
    </style:style>
    <style:style style:name="P13" style:family="paragraph" style:parent-style-name="Text_20_body" style:list-style-name="L7">
      <style:text-properties officeooo:rsid="000e04e4" officeooo:paragraph-rsid="000e04e4"/>
    </style:style>
    <style:style style:name="P14" style:family="paragraph" style:parent-style-name="Text_20_body" style:list-style-name="L8">
      <style:text-properties officeooo:rsid="000e04e4" officeooo:paragraph-rsid="000e04e4"/>
    </style:style>
    <style:style style:name="P15" style:family="paragraph" style:parent-style-name="Text_20_body" style:list-style-name="L8">
      <style:text-properties officeooo:rsid="000e04e4" officeooo:paragraph-rsid="001099f9"/>
    </style:style>
    <style:style style:name="P16" style:family="paragraph" style:parent-style-name="Text_20_body" style:list-style-name="L8">
      <style:text-properties officeooo:rsid="000f520c" officeooo:paragraph-rsid="000f520c"/>
    </style:style>
    <style:style style:name="P17" style:family="paragraph" style:parent-style-name="Title">
      <style:text-properties officeooo:rsid="000cf97c" officeooo:paragraph-rsid="000cf97c"/>
    </style:style>
    <style:style style:name="T1" style:family="text">
      <style:text-properties officeooo:rsid="000cf97c"/>
    </style:style>
    <style:style style:name="T2" style:family="text">
      <style:text-properties officeooo:rsid="001099f9"/>
    </style:style>
    <style:style style:name="T3" style:family="text">
      <style:text-properties fo:language="en" fo:country="US" officeooo:rsid="001099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jekt Meeting 19.03.2021</text:p>
      <text:h text:style-name="P1" text:outline-level="1">Input</text:h>
      <text:h text:style-name="P4" text:outline-level="2">BA Huber RT</text:h>
      <text:p text:style-name="P8"><text:a xlink:type="simple" xlink:href="https://ops.hs-kempten.de/BerndDreier/spatialtempfilterrt/-/wikis/uploads/48e2aba1bd1a207d7d2c0cb2ef066870/vk-raytracing.pdf" text:style-name="Internet_20_link" text:visited-style-name="Visited_20_Internet_20_Link">https://ops.hs-kempten.de/BerndDreier/spatialtempfilterrt/-/wikis/uploads/48e2aba1bd1a207d7d2c0cb2ef066870/vk-raytracing.pdf</text:a> </text:p>
      <text:p text:style-name="P8"><text:a xlink:type="simple" xlink:href="https://github.com/Adi146/vk_raytracing_tutorial_KHR/tree/master/ray_tracing_gltf" text:style-name="Internet_20_link" text:visited-style-name="Visited_20_Internet_20_Link">https://github.com/Adi146/vk_raytracing_tutorial_KHR/tree/master/ray_tracing_gltf</text:a> </text:p>
      <text:list xml:id="list2019806285" text:style-name="L2">
        <text:list-item>
          <text:p text:style-name="P5">Implementiert: Edge Avoiding A-Trous, OptiX, (Gauss), temporal (mit fixem alpha)</text:p>
        </text:list-item>
        <text:list-item>
          <text:p text:style-name="P5">Basiert auf Nvidia GLTF example</text:p>
        </text:list-item>
      </text:list>
      <text:h text:style-name="P4" text:outline-level="2">A-SVGF Paper</text:h>
      <text:p text:style-name="P8"><text:a xlink:type="simple" xlink:href="https://cg.ivd.kit.edu/publications/2018/adaptive_temporal_filtering/adaptive_temporal_filtering.pdf" text:style-name="Internet_20_link" text:visited-style-name="Visited_20_Internet_20_Link">https://cg.ivd.kit.edu/publications/2018/adaptive_temporal_filtering/adaptive_temporal_filtering.pdf</text:a> </text:p>
      <text:list xml:id="list1329023792" text:style-name="L3">
        <text:list-item>
          <text:p text:style-name="P6">Adaptive version von SVGF, kommt besser mit dynamischen Szenen zurecht</text:p>
        </text:list-item>
        <text:list-item>
          <text:p text:style-name="P9"><text:span text:style-name="T1">Auf den ersten Blick ziemlich Komplex</text:span></text:p>
        </text:list-item>
      </text:list>
      <text:h text:style-name="P4" text:outline-level="2">ReStir Paper</text:h>
      <text:p text:style-name="P8"><text:a xlink:type="simple" xlink:href="https://developer.download.nvidia.com/devblogs/ReSTIR.pdf" text:style-name="Internet_20_link" text:visited-style-name="Visited_20_Internet_20_Link">https://developer.download.nvidia.com/devblogs/ReSTIR.pdf</text:a> </text:p>
      <text:list xml:id="list4241957657" text:style-name="L4">
        <text:list-item>
          <text:p text:style-name="P7">Optimierung der Lichtquellenauswahl + </text:p>
        </text:list-item>
        <text:list-item>
          <text:p text:style-name="P7">Auf den ersten Blick ziemlich Komplex</text:p>
        </text:list-item>
      </text:list>
      <text:h text:style-name="P4" text:outline-level="2">Sascha Willems Vulkan Examples</text:h>
      <text:p text:style-name="P8"><text:a xlink:type="simple" xlink:href="https://www.saschawillems.de/" text:style-name="Internet_20_link" text:visited-style-name="Visited_20_Internet_20_Link">https://www.saschawillems.de/</text:a> </text:p>
      <text:list xml:id="list312738392" text:style-name="L6">
        <text:list-item>
          <text:p text:style-name="P11">Code Beispiele zu vielen Themen (Vulkan RT, G-Buffer, etc.)</text:p>
        </text:list-item>
      </text:list>
      <text:h text:style-name="P2" text:outline-level="1">Qt</text:h>
      <text:list xml:id="list2660670487" text:style-name="L5">
        <text:list-item>
          <text:p text:style-name="P10">Mögliche Basis Bachelorarbeit Max Thiel</text:p>
        </text:list-item>
      </text:list>
      <text:h text:style-name="P3" text:outline-level="1">Tools / Libs</text:h>
      <text:list xml:id="list1514177577" text:style-name="L8">
        <text:list-item>
          <text:p text:style-name="P14">Qt <text:a xlink:type="simple" xlink:href="http://qt.io/" text:style-name="Internet_20_link" text:visited-style-name="Visited_20_Internet_20_Link"><text:span text:style-name="T2">http://</text:span></text:a><text:a xlink:type="simple" xlink:href="http://qt.io/" text:style-name="Internet_20_link" text:visited-style-name="Visited_20_Internet_20_Link"><text:span text:style-name="T3">qt.io</text:span></text:a><text:span text:style-name="T3"> </text:span></text:p>
        </text:list-item>
        <text:list-item>
          <text:p text:style-name="P15">SDL <text:a xlink:type="simple" xlink:href="https://www.libsdl.org/index.php" text:style-name="Internet_20_link" text:visited-style-name="Visited_20_Internet_20_Link">https://www.libsdl.org/index.php</text:a> </text:p>
        </text:list-item>
        <text:list-item>
          <text:p text:style-name="P14">GLFW <text:a xlink:type="simple" xlink:href="https://www.glfw.org/" text:style-name="Internet_20_link" text:visited-style-name="Visited_20_Internet_20_Link">https://www.glfw.org/</text:a> </text:p>
        </text:list-item>
        <text:list-item>
          <text:p text:style-name="P14">IMGUI <text:a xlink:type="simple" xlink:href="https://github.com/ocornut/imgui" text:style-name="Internet_20_link" text:visited-style-name="Visited_20_Internet_20_Link">https://github.com/ocornut/imgui</text:a></text:p>
        </text:list-item>
        <text:list-item>
          <text:p text:style-name="P16">RenderDoc (falls supported) <text:a xlink:type="simple" xlink:href="https://renderdoc.org/" text:style-name="Internet_20_link" text:visited-style-name="Visited_20_Internet_20_Link">https://renderdoc.org/</text:a> </text:p>
        </text:list-item>
      </text:list>
      <text:h text:style-name="P3" text:outline-level="1"><text:soft-page-break/>Offene Fragen</text:h>
      <text:list xml:id="list184937609" text:style-name="L7">
        <text:list-item>
          <text:p text:style-name="P13">Themenverteiling / Aufteilung?</text:p>
        </text:list-item>
        <text:list-item>
          <text:p text:style-name="P13">Zeitmanagement?</text:p>
        </text:list-item>
        <text:list-item>
          <text:p text:style-name="P13">Muss Qt? (SDL? GLFW?)</text:p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9T15:45:21.302000000</meta:creation-date>
    <dc:date>2021-03-19T17:34:18.931000000</dc:date>
    <meta:editing-duration>PT47M40S</meta:editing-duration>
    <meta:editing-cycles>1</meta:editing-cycles>
    <meta:document-statistic meta:table-count="0" meta:image-count="0" meta:object-count="0" meta:page-count="2" meta:paragraph-count="30" meta:word-count="117" meta:character-count="1161" meta:non-whitespace-character-count="1080"/>
    <meta:generator>LibreOffice/6.3.3.2$Windows_X86_64 LibreOffice_project/a64200df03143b798afd1ec74a12ab50359878ed</meta:generator>
  </office:meta>
</office:document-meta>
</file>